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paragraph-rsid="001f17a4"/>
    </style:style>
    <style:style style:name="P2"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paragraph-rsid="00209a01"/>
    </style:style>
    <style:style style:name="P3"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normal" officeooo:paragraph-rsid="00209a01" style:font-weight-asian="bold" style:font-weight-complex="bold"/>
    </style:style>
    <style:style style:name="P4" style:family="paragraph" style:parent-style-name="Standard">
      <style:paragraph-properties fo:text-align="start" style:justify-single-word="false"/>
      <style:text-properties fo:font-variant="normal" fo:text-transform="none" fo:color="#000000" style:font-name="Times New Roman1" fo:font-size="14pt" fo:letter-spacing="normal" fo:font-style="normal" fo:font-weight="bold" officeooo:paragraph-rsid="00209a01" style:font-weight-asian="bold" style:font-weight-complex="bold"/>
    </style:style>
    <style:style style:name="P5" style:family="paragraph" style:parent-style-name="Standard">
      <style:paragraph-properties fo:text-align="center" style:justify-single-word="false"/>
      <style:text-properties fo:font-variant="normal" fo:text-transform="none" fo:color="#000000" style:font-name="Times New Roman1" fo:font-size="16pt" fo:letter-spacing="normal" fo:font-style="normal" fo:font-weight="bold" style:font-size-asian="16pt" style:font-weight-asian="bold" style:font-size-complex="16pt" style:font-weight-complex="bold"/>
    </style:style>
    <style:style style:name="T1" style:family="text">
      <style:text-properties officeooo:rsid="001f17a4"/>
    </style:style>
    <style:style style:name="T2" style:family="text">
      <style:text-properties officeooo:rsid="00209a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U</text:span>žívatelská príručka</text:p>
      <text:p text:style-name="P1"><text:span text:style-name="T1">Tento dokument hovorí o tom ako používať docházdkový system vyvinutý </text:span><text:span text:style-name="T2">pre predmet ročnikový projekt.</text:span></text:p>
      <text:p text:style-name="P1"><text:span text:style-name="T2"/></text:p>
      <text:p text:style-name="P4"><text:span text:style-name="T2">OBSAH</text:span></text:p>
      <text:p text:style-name="P4"><text:span text:style-name="T2">1.1 Registrácia</text:span></text:p>
      <text:p text:style-name="P3"><text:span text:style-name="T2">1.2 Prihlásenie</text:span></text:p>
      <text:p text:style-name="P3"><text:span text:style-name="T2">1.3 Customizovanie profilu</text:span></text:p>
      <text:p text:style-name="P3"><text:span text:style-name="T2">1.4 Vytvorenie zamestnancov</text:span></text:p>
      <text:p text:style-name="P3"><text:span text:style-name="T2">1.5 <text:s/>Vytvorenie eventov</text:span></text:p>
      <text:p text:style-name="P3"><text:span text:style-name="T2">1.6 Hash tagy</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4"><text:soft-page-break/><text:span text:style-name="T2">1.1Registrácia</text:span></text:p>
      <text:p text:style-name="P2"><text:span text:style-name="T2"/></text:p>
      <text:p text:style-name="P2"><text:span text:style-name="T2">Registrovať sa možno pomocou formulára a stáči vyplnit prihlasovacie meno a priezisko.</text:span></text:p>
      <text:p text:style-name="P2"><text:span text:style-name="T2"/></text:p>
      <text:p text:style-name="P2"><text:span text:style-name="T2">1.2 Prihlásenie.</text:span></text:p>
      <text:p text:style-name="P2"><text:span text:style-name="T2"/></text:p>
      <text:p text:style-name="P2"><text:span text:style-name="T2">Prihlasenie je možné po registrácii, s tým , že samozrejme musia sa tieto údaje zhodovať inak sa uživateľ do systému nedostane.</text:span></text:p>
      <text:p text:style-name="P2"><text:span text:style-name="T2"/></text:p>
      <text:p text:style-name="P2"><text:span text:style-name="T2">1.3 Customizovanie profilu</text:span></text:p>
      <text:p text:style-name="P2"><text:span text:style-name="T2"/></text:p>
      <text:p text:style-name="P2"><text:span text:style-name="T2">Pred samotným trackovaním a analizovaním zamestancov je nutné vyrobiť si v sekcii customize vlaastné typi zamestancov a eventov.</text:span></text:p>
      <text:p text:style-name="P2"><text:span text:style-name="T2"/></text:p>
      <text:p text:style-name="P2"><text:span text:style-name="T2">1.4 Vytvorenie zamestnancov</text:span></text:p>
      <text:p text:style-name="P2"><text:span text:style-name="T2"/></text:p>
      <text:p text:style-name="P2"><text:span text:style-name="T2">Zamestnanca možno vytvoriť buď ručne alebo pomocou importu CSV súbra požadovaného tvaru. Treba mu priradiť poziciu ktoru vykonáva. Po vytvorení možno priradovať aj hash tagy vďaka ktorým doáže systém poskytovať analízi</text:span></text:p>
      <text:p text:style-name="P2"><text:span text:style-name="T2"/></text:p>
      <text:p text:style-name="P2"><text:span text:style-name="T2">1.5 <text:s/>Vytvorenie eventov</text:span></text:p>
      <text:p text:style-name="P2"><text:span text:style-name="T2"/></text:p>
      <text:p text:style-name="P2"><text:span text:style-name="T2">Eventy sú pracovné udalosti a maju vlastných leaderov, ku eventom sa priraďujú existujúci zamestnanci. Zamestancom sa da priradiť meškanie na event a výkon.</text:span></text:p>
      <text:p text:style-name="P2"><text:span text:style-name="T2"/></text:p>
      <text:p text:style-name="P2"><text:span text:style-name="T2">1.6 Hash tagy</text:span></text:p>
      <text:p text:style-name="P2"><text:span text:style-name="T2"/></text:p>
      <text:p text:style-name="P2"><text:span text:style-name="T2">Hash tagy su identifikátory eventov a zamestnancov, vďaka ktorým dokáže systém robiť prehľadné <text:s/>štatistiky. Pre príklad zamestancov si rozdeliť na juniorov a seniorov a nasledne sledovať ich výkonos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es </meta:initial-creator>
    <meta:creation-date>2014-06-15T18:50:53</meta:creation-date>
    <dc:date>2014-06-15T19:21:31</dc:date>
    <dc:creator>mathes </dc:creator>
    <meta:editing-duration>PT14M57S</meta:editing-duration>
    <meta:editing-cycles>1</meta:editing-cycles>
    <meta:generator>LibreOffice/3.6$Linux_X86_64 LibreOffice_project/360m1$Build-2</meta:generator>
    <meta:document-statistic meta:table-count="0" meta:image-count="0" meta:object-count="0" meta:page-count="2" meta:paragraph-count="21" meta:word-count="181" meta:character-count="1277" meta:non-whitespace-character-count="1114"/>
  </office:meta>
</office:document-meta>
</file>